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13.5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Banned</text:p>
          </table:table-cell>
          <table:table-cell office:value-type="string" calcext:value-type="string">
            <text:p>isDeleted</text:p>
          </table:table-cell>
          <table:table-cell/>
        </table:table-row>
        <table:table-row table:style-name="ro1">
          <table:table-cell office:value-type="string" calcext:value-type="string">
            <text:p>1835d1f33d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untuMoc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e229ed5ff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229ed5ff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ccba1a1d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-A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1,3,6,15,26,28,51,58,59,43,114,108</text:p>
          </table:table-cell>
        </table:table-row>
        <table:table-row table:style-name="ro1">
          <table:table-cell office:value-type="string" calcext:value-type="string">
            <text:p>c2666a2b23c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hur iphon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05950244cd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-PF3V1NH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1,3,6,15,31,33,43,44,46,47,119,121,249,252</text:p>
          </table:table-cell>
        </table:table-row>
        <table:table-row table:style-name="ro1">
          <table:table-cell office:value-type="string" calcext:value-type="string">
            <text:p>38beab56d000</text:p>
          </table:table-cell>
          <table:table-cell office:value-type="float" office:value="8" calcext:value-type="float">
            <text:p>8</text:p>
          </table:table-cell>
          <table:table-cell office:value-type="float" office:value="107951555" calcext:value-type="float">
            <text:p>1079515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beab573d81</text:p>
          </table:table-cell>
          <table:table-cell office:value-type="float" office:value="9" calcext:value-type="float">
            <text:p>9</text:p>
          </table:table-cell>
          <table:table-cell office:value-type="float" office:value="107954087" calcext:value-type="float">
            <text:p>1079540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47a65f954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sele phon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dd8eb99c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hur ipa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60f6f7a95e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60f6f7a95e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0f36155da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f36155dab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486c0bc77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ngDoorbell-7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20ff96c3a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KL-09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c1759d0d9c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c1759d0d9c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0bcfeab9d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0bcfeab9d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1,3,6,28</text:p>
          </table:table-cell>
        </table:table-row>
        <table:table-row table:style-name="ro1">
          <table:table-cell office:value-type="string" calcext:value-type="string">
            <text:p>c6f3ab59443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sele ipa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a7b40b807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ddie ipa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1,121,3,6,15,108,114,119,252</text:p>
          </table:table-cell>
        </table:table-row>
        <table:table-row table:style-name="ro2">
          <table:table-cell office:value-type="string" calcext:value-type="string">
            <text:p>91?</text:p>
          </table:table-cell>
          <table:table-cell table:number-columns-repeated="4"/>
          <table:table-cell table:style-name="ce1" office:value-type="string" calcext:value-type="string">
            <text:p>1,121,3,6,15,108,114,119,252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luckfox</text:p>
          </table:table-cell>
          <table:table-cell table:number-columns-repeated="2"/>
          <table:table-cell table:style-name="ce1" office:value-type="string" calcext:value-type="string">
            <text:p>1,3,6,12,15,28,42</text:p>
          </table:table-cell>
        </table:table-row>
      </table:table>
      <table:table table:name="fingerprint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7T23:48:18.939936518</dc:date>
    <meta:editing-duration>PT1H22S</meta:editing-duration>
    <meta:editing-cycles>1</meta:editing-cycles>
    <meta:document-statistic meta:table-count="2" meta:cell-count="99" meta:object-count="0"/>
    <meta:generator>LibreOffice/6.4.7.2$Linux_X86_64 LibreOffice_project/40$Build-2</meta:generator>
  </office:meta>
</office:document-meta>
</file>